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fo:line-height="100%"/>
      <style:text-properties style:font-name="Courier New" style:font-name-complex="Courier New" fo:font-size="10pt" style:font-size-asian="10pt" style:font-size-complex="10pt"/>
    </style:style>
    <style:style style:name="P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3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4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5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6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7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8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9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0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1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2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3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4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5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6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7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8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19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0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1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2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3"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4"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5"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6"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7"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8"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39"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40"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41"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42" style:parent-style-name="Normal" style:family="paragraph">
      <style:paragraph-properties fo:margin-bottom="0in" fo:line-height="100%"/>
      <style:text-properties style:font-name="Courier New" style:font-name-complex="Courier New" fo:font-size="10pt" style:font-size-asian="10pt" style:font-size-complex="10pt"/>
    </style:style>
    <style:style style:name="P243" style:parent-style-name="Normal" style:family="paragraph">
      <style:paragraph-properties fo:margin-bottom="0in" fo:line-height="100%"/>
    </style:style>
    <style:style style:name="T244" style:parent-style-name="Fuentedepárrafopredeter." style:family="text">
      <style:text-properties style:font-name="Courier New" style:font-name-complex="Courier New" fo:font-size="10pt" style:font-size-asian="10pt" style:font-size-complex="10pt"/>
    </style:style>
  </office:automatic-styles>
  <office:body>
    <office:text text:use-soft-page-breaks="true">
      <text:p text:style-name="P1">Ingeniería De Requerimientos Ingeniería De Software</text:p>
      <text:p text:style-name="P2">Introducción</text:p>
      <text:p text:style-name="P3">En la actualidad, son muchos los procesos de desarrollo de software que existen. Con el pasar de los años, la Ingeniería de Software ha introducido y popularizado una serie de estándares para medir y certificar la calidad, tanto del sistema a desarrollar, como del proceso de desarrollo en sí. Se han publicado muchos libros y artículos relacionados con este tema, con el modelado de procesos del negocio y la reingeniería. Un número creciente de herramientas automatizadas han surgido para ayudar a definir y aplicar un proceso de desarrollo de software efectivo. Hoy en día la economía global depende más de sistemas automatizados que en épocas pasadas; esto ha llevado a los equipos de desarrollo a enfrentarse con una nueva década de procesos y estándares de calidad.</text:p>
      <text:p text:style-name="P4">Sin embargo, ¿cómo explicamos la alta incidencia de fallos en los proyectos de software? ¿Por qué existen tantos proyectos de software víctimas de retrasos, presupuestos sobregirados y con problemas de calidad? ¿Cómo podemos tener una producción o una economía de calidad, cuando nuestras actividades diarias dependen de la calidad del sistema?</text:p>
      <text:p text:style-name="P5">Tal vez suene ilógico pero, a pesar de los avances que ha dado la tecnología, aún existen procesos de producción informales, parciales y en algunos casos no confiables.</text:p>
      <text:p text:style-name="P6">La Ingeniería de Requerimientos cumple un papel primordial en el proceso de producción de software, ya que enfoca un área fundamental: la definición de lo que se desea producir. Su principal tarea consiste en la generación de especificaciones correctas que describan con claridad, sin ambigüedades, en forma consistente y compacta, el comportamiento del sistema; de esta manera, se pretende minimizar los problemas relacionados al desarrollo de sistemas.</text:p>
      <text:p text:style-name="P7">La razón principal para escoger este tema se fundamentó en la gran cantidad de proyectos de software que no llegan a cumplir sus objetivos. En nuestro país somos partícipes de este problema a diario, en donde se ha vuelto común la compra de sistemas extranjeros, para luego personalizarlos supuestamente a la medida de las empresas.</text:p>
      <text:p text:style-name="P8">Tal personalización, la mayoría de las veces, termina retrasando el proyecto en meses, o incluso en años. La problemática del año 2000 trajo como consecuencia una serie de cambios apresurados en los sistemas existentes; cambios que, desde mi punto de vista, no fueron bien planificados.</text:p>
      <text:p text:style-name="P9">El reemplazo de plataformas y tecnologías obsoletas, la compra de sistemas completamente nuevos, las modificaciones de todos o de casi todos los programas que forman un sistema, entre otras razones, llevan a desarrollar proyectos en calendarios sumamente ajustados y en algunos casos irreales; esto ocasiona que se omitan muchos pasos importantes en el ciclo de vida de desarrollo, entre estos, la definición de los requerimientos.</text:p>
      <text:p text:style-name="P10">Estudios realizados muestran que más del 53% de los proyectos de software fracasan por no realizar un estudio previo de requisitos. Otros factores como falta de participación del usuario, requerimientos incompletos y el cambio a los requerimientos, también ocupan sitiales altos en los motivos de fracasos.</text:p>
      <text:p text:style-name="P11">Con este trabajo se pretende alcanzar los siguientes objetivos:</text:p>
      <text:p text:style-name="P12">Resaltar la importancia que tiene la Ingeniería de Requerimientos dentro del ciclo de desarrollo.</text:p>
      <text:p text:style-name="P13">Dar a conocer las diferentes alternativas que existen para identificar requerimientos.</text:p>
      <text:p text:style-name="P14">Ayudar a comprender la diferencia que existe entre las diferentes técnicas utilizadas en la IR.</text:p>
      <text:p text:style-name="P15">Minimizar las dudas que se tiene sobre los casos de uso.</text:p>
      <text:soft-page-break/>
      <text:p text:style-name="P16">Mostrar la utilización de herramientas CASE dentro de la administración de requisitos.</text:p>
      <text:p text:style-name="P17">La ingeniería de requerimientos y sus principales actividades</text:p>
      <text:p text:style-name="P18">¿Qué son Requerimientos?</text:p>
      <text:p text:style-name="P19">Normalmente, un tema de la Ingeniería de Software tiene diferentes significados. De las muchas definiciones que existen para requerimiento,<text:s/>a continuación se presenta la definición que aparece en el glosario de la IEEE.</text:p>
      <text:p text:style-name="P20">(1) Una condición o necesidad de un usuario para resolver un problema o alcanzar un objetivo.</text:p>
      <text:p text:style-name="P21">(2) Una condición o capacidad que debe estar presente en un sistema o componentes de sistema para satisfacer un contrato, estándar, especificación u otro documento formal.</text:p>
      <text:p text:style-name="P22">(3) Una representación documentada de una condición o capacidad como en (1) o (2).</text:p>
      <text:p text:style-name="P23">Los requerimientos puedes dividirse en requerimientos funcionales y requerimientos no funcionales.</text:p>
      <text:p text:style-name="P24">Los requerimientos funcionales definen las funciones que el sistema será capaz de realizar. Describen las transformaciones que el sistema realiza sobre las entradas para producir salidas.</text:p>
      <text:p text:style-name="P25">Los requerimientos no funcionales tienen que ver con características que de una u otra forma puedan limitar el sistema, como por ejemplo, el rendimiento (en tiempo y espacio), interfaces de usuario, fiabilidad (robustez del sistema, disponibilidad de equipo), mantenimiento, seguridad, portabilidad, estándares, etc.</text:p>
      <text:p text:style-name="P26">Características de los requerimientos</text:p>
      <text:p text:style-name="P27">Las características de un requerimiento son sus propiedades principales. Un conjunto de requerimientos en estado de madurez, deben presentar una serie de características tanto individualmente como en grupo. A continuación se presentan las más importantes.</text:p>
      <text:p text:style-name="P28">Necesario: Un requerimiento es necesario si su omisión provoca una deficiencia en el sistema a construir, y además su capacidad, características físicas o factor de calidad no pueden ser reemplazados por otras capacidades del producto o del proceso.</text:p>
      <text:p text:style-name="P29">Conciso: Un requerimiento es conciso si es fácil de leer y entender. Su redacción debe ser simple y clara para aquellos que vayan a consultarlo en un futuro.</text:p>
      <text:p text:style-name="P30">Completo: Un requerimiento está completo si no necesita ampliar detalles en su redacción, es decir, si se proporciona la información suficiente para su comprensión.</text:p>
      <text:p text:style-name="P31">Consistente: Un requerimiento es consistente si no es contradictorio con otro requerimiento.</text:p>
      <text:p text:style-name="P32">No ambiguo: Un requerimiento no es ambiguo cuando tiene una sola interpretación. El lenguaje usado en su definición, no debe causar confusiones al lector.</text:p>
      <text:p text:style-name="P33">Verificable: Un requerimiento es verificable cuando puede ser cuantificado de manera que permita hacer uso de los siguientes métodos de verificación: inspección, análisis, demostración o pruebas.</text:p>
      <text:p text:style-name="P34">Dificultades para definir los requerimientos</text:p>
      <text:p text:style-name="P35">Los requerimientos no son obvios y vienen de muchas fuentes.</text:p>
      <text:p text:style-name="P36">Son difíciles de expresar en palabras (el lenguaje es ambiguo).</text:p>
      <text:p text:style-name="P37">Existen muchos tipos de requerimientos y diferentes niveles de detalle.</text:p>
      <text:p text:style-name="P38">La cantidad de requerimientos en un proyecto puede ser difícil de manejar.</text:p>
      <text:p text:style-name="P39">Nunca son iguales. Algunos son más difíciles, más riesgosos, más importantes o más estables que otros.</text:p>
      <text:p text:style-name="P40">Los requerimientos están relacionados unos con otros, y a su vez se relacionan con otras partes del proceso.</text:p>
      <text:p text:style-name="P41">Cada requerimiento tiene propiedades únicas y abarcan áreas funcionales específicas.</text:p>
      <text:soft-page-break/>
      <text:p text:style-name="P42">Un requerimiento puede cambiar a lo largo del ciclo de desarrollo.</text:p>
      <text:p text:style-name="P43">Son difíciles de cuantificar, ya que cada conjunto de requerimientos es particular para cada proyecto.</text:p>
      <text:p text:style-name="P44">Ingeniería de Requerimientos vs. Administración de Requerimientos<text:s/></text:p>
      <text:p text:style-name="P45">El proceso de recopilar, analizar y verificar las necesidades del cliente para un sistema es llamado Ingeniería de Requerimientos. La meta de la ingeniería de requerimientos (IR) es entregar una especificación de requisitos de software correcta y completa.</text:p>
      <text:p text:style-name="P46">A continuación se darán algunas definiciones para ingeniería de requerimientos.</text:p>
      <text:p text:style-name="P47">"Ingeniería de Requerimientos es la disciplina para desarrollar una especificación completa, consistente y no ambigua, la cual servirá como base para acuerdos comunes entre todas las partes involucradas y en dónde se describen las funciones que realizará el sistema" Boehm 1979.</text:p>
      <text:p text:style-name="P48">"Ingeniería de Requerimientos es el proceso por el cual se transforman los requerimientos declarados por los clientes, ya sean hablados o escritos, a especificaciones precisas, no ambiguas, consistentes y completas del comportamiento del sistema, incluyendo funciones, interfaces, rendimiento y limitaciones". STARTS Guide 1987.</text:p>
      <text:p text:style-name="P49">"Es el proceso mediante el cual se intercambian diferentes puntos de vista para recopilar y modelar lo que el sistema va a realizar. Este proceso utiliza una combinación de métodos, herramientas y actores, cuyo producto es un modelo del cual se genera un documento de requerimientos" Leite 1987.</text:p>
      <text:p text:style-name="P50">"Ingeniería de requerimientos es un enfoque sistémico para recolectar, organizar y documentar los requerimientos del sistema; es también el proceso que establece y mantiene acuerdos sobre los cambios de requerimientos, entre los clientes y el equipo del proyecto" Rational Software</text:p>
      <text:p text:style-name="P51">Importancia de la Ingeniería de Requerimientos</text:p>
      <text:p text:style-name="P52">Los principales beneficios que se obtienen de la Ingeniería de Requerimientos son:</text:p>
      <text:p text:style-name="P53">Permite gestionar las necesidades del proyecto en forma estructurada: Cada actividad de la IR consiste de una serie de pasos organizados y bien definidos.</text:p>
      <text:p text:style-name="P54">Mejora la capacidad de predecir cronogramas de proyectos, así como sus resultados: La IR proporciona un punto de partida para controles subsecuentes y actividades de mantenimiento, tales como estimación de costos, tiempo y recursos necesarios.</text:p>
      <text:p text:style-name="P55">Disminuye los costos y retrasos del proyecto: Muchos estudios han demostrado que reparar errores por un mal desarrollo no descubierto a tiempo, es sumamente caro; especialmente aquellas decisiones tomadas durante la RE.</text:p>
      <text:p text:style-name="P56">Mejora la calidad del software: La calidad en el software tiene que ver con cumplir un conjunto de requerimientos (funcionalidad, facilidad de uso, confiabilidad, desempeño, etc.).</text:p>
      <text:p text:style-name="P57">Mejora la comunicación entre equipos: La especificación de requerimientos representa una forma de consenso entre clientes y desarrolladores. Si este consenso no ocurre, el proyecto no será exitoso.</text:p>
      <text:p text:style-name="P58">Evita rechazos de usuarios finales: La ingeniería de requerimientos obliga al cliente a considerar sus requerimientos cuidadosamente y revisarlos dentro del marco del problema, por lo que se le involucra durante todo el desarrollo del proyecto.</text:p>
      <text:p text:style-name="P59">Personal involucrado en la Ingeniería de Requerimientos</text:p>
      <text:p text:style-name="P60">Realmente, son muchas las personas involucradas en el desarrollo de los requerimientos de un sistema. Es importante saber que cada una de esas personas tienen diversos intereses y juegan roles específicos dentro de la planificación del proyecto; el conocimiento de cada papel desempeñado, asegura que se involucren a las personas correctas en las<text:s/><text:soft-page-break/>diferentes fases del ciclo de vida, y en las diferentes actividades de la IR.</text:p>
      <text:p text:style-name="P61">No conocer estos intereses puede ocasionar una comunicación poco efectiva entre clientes y desarrolladores, que a la vez traería impactos negativos tanto en tiempo como en presupuesto. Los roles más importantes pueden clasificarse como sigue:</text:p>
      <text:p text:style-name="P62">Usuario final: Son las personas que usarán el sistema desarrollado. Ellos están relacionados con la usabilidad, la disponibilidad y la fiabilidad del sistema; están familiarizados con los procesos específicos que debe realizar el software, dentro de los parámetros de su ambiente laboral. Serán quienes utilicen las interfaces y los manuales de usuario.</text:p>
      <text:p text:style-name="P63">Usuario Líder: Son los individuos que comprenden el ambiente del sistema o el dominio del problema en donde será empleado el software desarrollado. Ellos proporcionan al equipo técnico los detalles y requerimientos de las interfaces del sistema.</text:p>
      <text:p text:style-name="P64">Personal de Mantenimiento: Para proyectos que requieran un mantenimiento eventual,<text:s/>estas<text:s/>personas son las responsables de la administración de cambios, de la implementación y resolución de anomalías. Su trabajo consiste en revisar y mejorar los procesos del producto ya finalizado.</text:p>
      <text:p text:style-name="P65">Analistas y programadores: Son los responsables del desarrollo del producto en sí; ellos interactúan directamente con el cliente.</text:p>
      <text:p text:style-name="P66">Personal de pruebas: Se encargan de elaborar y ejecutar el plan de pruebas para asegurar que las condiciones presentadas por el sistema son las adecuadas. Son quienes van a validar si los requerimientos satisfacen las necesidades del cliente.</text:p>
      <text:p text:style-name="P67">Otras personas que pueden estar involucradas, dependiendo de la magnitud del proyecto, pueden ser: administradores de proyecto, documentadores, diseñadores de base de datos, entre otros.</text:p>
      <text:p text:style-name="P68">Puntos a considerar durante la Ingeniería de Requerimientos</text:p>
      <text:p text:style-name="P69">Aunque la lista no está completa, se enumeran los puntos más importantes.</text:p>
      <text:p text:style-name="P70">Objetivos del negocio y ambiente de trabajo</text:p>
      <text:p text:style-name="P71">Aunque los objetivos del negocio están definidos frecuentemente en términos generales, son usados para descomponer el trabajo en tareas específicas. En ciertas situaciones IR se enfoca en la descripción de las tareas y en el análisis de sistemas similares. Esta información proporciona la base para especificar el sistema que será construido; aunque frecuentemente se añadan al sistema tareas que no encajan con el ambiente de trabajo planificado.</text:p>
      <text:p text:style-name="P72">El nuevo sistema cambiará el ambiente de trabajo, sin embargo, es muy difícil anticipar los efectos actuales sobre la organización. Los cambios no ocurren solamente cuando un nuevo software es implementado y puesto en producción; también ocurren cuando cambia el ambiente que lo rodea (nuevas soluciones a problemas, nuevo equipo para instalar, etc.). La necesidad de cambio es sustentada por el enorme costo de mantenimiento; aunque existen diversas razones que dificultan el mantenimiento del software, la falta de atención a la IR es la principal.</text:p>
      <text:p text:style-name="P73">Frecuentemente la especificación inicial es también la especificación final, lo que obstaculiza la comunicación y el proceso de aprendizaje de las personas involucradas; esta es una de las razones por las cuales existen sistemas inadecuados.</text:p>
      <text:p text:style-name="P74">Punto de vista de los clientes</text:p>
      <text:p text:style-name="P75">Muchos sistemas tienen diferentes tipos de clientes. Cada grupo de clientes tiene necesidades diferentes y, diferentes requerimientos tienen diferentes grados de importancia para ellos. Por otro lado, escasas veces tenemos que los clientes son los mismos usuarios; trayendo como consecuencia que los clientes soliciten procesos que causan conflictos con los solicitados por el usuario.</text:p>
      <text:soft-page-break/>
      <text:p text:style-name="P76">Diferentes puntos de vistas también pueden tener consecuencias negativas, tales como datos redundantes, inconsistentes y ambiguos.</text:p>
      <text:p text:style-name="P77">El tamaño y complejidad de los requerimientos ocasiona desentendimiento, dificultad para enfocarse en un solo aspecto a la vez y dificultad para visualizar relaciones existentes entre requerimientos.</text:p>
      <text:p text:style-name="P78">Barreras de comunicación</text:p>
      <text:p text:style-name="P79">La ingeniería de requerimientos depende de una intensa comunicación entre clientes y analistas de requerimientos; sin embargo, existen problemas que no pueden ser resueltos mediante la comunicación.</text:p>
      <text:p text:style-name="P80">Para remediar esto, se deben abordar nuevas técnicas operacionales que ayuden a superar estas barreras y así ganar experiencia dentro del marco del sistema propuesto.</text:p>
      <text:p text:style-name="P81">Evolución e integración del sistema</text:p>
      <text:p text:style-name="P82">Pocos sistemas son construidos desde cero. En la práctica, los proyectos se derivan de sistemas ya existentes. Por lo tanto, los analistas de requerimientos deben comprender esos sistemas, que por lo general son una integración de componentes de varios proveedores.</text:p>
      <text:p text:style-name="P83">Para encontrar una solución a problemas de este tipo, es muy importante hacer planeamientos entre los requerimientos y la fase de diseño; esto minimizará la cantidad de fallas directas en el código.</text:p>
      <text:p text:style-name="P84">Documentación de requerimientos</text:p>
      <text:p text:style-name="P85">Los documentos de ingeniería de requerimientos son largos. La mayoría están compuestos de cientos o miles de páginas; cada página contiene muchos detalles que pueden tener efectos profundos en el resto del sistema.</text:p>
      <text:p text:style-name="P86">Normalmente, las personas se encuentran con dificultades para comprender documentos de este tamaño, sobre todo si lo leen cuidadosamente. Es casi imposible leer un documento de especificación de gran tamaño, pues difícilmente una persona puede memorizar los detalles del documento. Esto causa problemas y errores que no son detectados hasta después de haberse construido el sistema.</text:p>
      <text:p text:style-name="P87"/>
      <text:p text:style-name="P88">Actividades de la Ingeniería de Requerimientos</text:p>
      <text:p text:style-name="P89">En el proceso de IR son esenciales diversas actividades. En este documento serán presentadas secuencialmente, sin embargo, en un proceso de ingeniería de requerimientos efectivo, estas actividades son aplicadas de manera continua y en orden variado.</text:p>
      <text:p text:style-name="P90">Dependiendo del tamaño del proyecto y del modelo de proceso de software utilizado para el ciclo de desarrollo, las actividades de la IR varían tanto en número como en nombres.</text:p>
      <text:p text:style-name="P91">A pesar de las diferentes interpretaciones que cada desarrollador tenga sobre el conjunto de actividades mostradas en la tabla anterior, podemos identificar y extraer cinco actividades principales que son:</text:p>
      <text:p text:style-name="P92">Análisis del Problema</text:p>
      <text:p text:style-name="P93">Evaluación y Negociación</text:p>
      <text:p text:style-name="P94">Especificación</text:p>
      <text:p text:style-name="P95">Validación</text:p>
      <text:p text:style-name="P96">Evolución</text:p>
      <text:p text:style-name="P97">A continuación se explicará cada una de ellas, presentándolas en el orden en que deben ser aplicadas para un nuevo proyecto.</text:p>
      <text:p text:style-name="P98">Análisis del Problema</text:p>
      <text:p text:style-name="P99">El objetivo de esta actividad es entender las verdaderas necesidades del negocio.</text:p>
      <text:p text:style-name="P100">Antes de describir qué pasos deben cumplirse en esta actividad, debemos tener una definición clara del término "Problema".</text:p>
      <text:p text:style-name="P101">"Un problema puede ser definido como la diferencia entre las cosas como se perciben y las cosas como se desean”. Aquí vemos nuevamente la importancia que tiene una buena comunicación entre desarrolladores y clientes; de esta comunicación con el cliente depende que entendamos sus necesidades.</text:p>
      <text:soft-page-break/>
      <text:p text:style-name="P102">A través de la definición de problema, podemos ver entonces que la actividad de "Análisis del Problema" tiene por objetivo que se comprendan los problemas del negocio, se evalúen las necesidades iniciales de todos los involucrados en el proyecto y que se proponga una solución de alto nivel para resolverlo.</text:p>
      <text:p text:style-name="P103">Durante el análisis del problema, se realizan una serie de pasos para garantizar un acuerdo entre los involucrados, basados en los problemas reales del negocio.</text:p>
      <text:p text:style-name="P104">Estos pasos son los siguientes</text:p>
      <text:p text:style-name="P105">Comprender el problema que se está resolviendo: Es importante determinar quién tiene el problema realmente, considerar dicho problema desde una variedad de perspectivas y explorar muchas soluciones desde diferentes puntos de vista. Veamos la siguiente necesidad: "El cliente se queja mucho por la enorme fila que debe formar para realizar una transacción bancaria".</text:p>
      <text:p text:style-name="P106">Perspectiva del cliente = Pérdida de tiempo</text:p>
      <text:p text:style-name="P107">Perspectiva del banco = Posibles pérdidas de clientes</text:p>
      <text:p text:style-name="P108">Posibles soluciones pueden ser, determinar por qué demoran los cajeros, colocar una nueva caja (implica contratación de nuevos cajeros), abrir una nueva sucursal (involucra personal nuevo y estudio de mercado), realizar transacciones por otros medios (teléfono, internet, mediante cajeros automáticos, autobancos, etc).</text:p>
      <text:p text:style-name="P109">Como puede verse, múltiples soluciones aplican para el mismo problema, sin embargo, sólo una de ellas será la más factible. Las soluciones iniciales, deben ser definidas tomando en cuanta tanto la perspectiva técnica como la del negocio.</text:p>
      <text:p text:style-name="P110">Construir un vocabulario común: Debe confeccionarse un glosario en dónde se definan todos los términos que tengan significados comunes (sinónimos) y que serán utilizados durante el proyecto. Por ejemplo, las palabras pignoración, retención, valor en suspenso, custodia, garantía, entre otras, son utilizadas para referirse a la acción de dejar una prenda (puede ser cualquier forma de ahorros) como garantía de una deuda adquirida.</text:p>
      <text:p text:style-name="P111">La creación de un glosario es sumamente beneficiosa ya que reduce los términos ambiguos desde el principio, ahorra tiempo, asegura que todos los participantes de una reunión están en la misma página, además de ser reutilizable en otros proyectos.</text:p>
      <text:p text:style-name="P112">Identificar a los afectados por el sistema: Identificar a todos los afectados evita que existan sorpresas a medida que avanza el proyecto. Las necesidades de cada afectado, son discutidas y sometidas a debate durante de ingeniería de requerimientos, aunque esto no garantiza que vaya a estar disponible toda la información necesaria para especificar un sistema adecuado.</text:p>
      <text:p text:style-name="P113">Para saber quiénes son las personas, departamentos, organizaciones internas o externas que se verán afectadas por el sistema, debemos realizar algunas preguntas.</text:p>
      <text:p text:style-name="P114">¿Quién usará el sistema que se va a construir?</text:p>
      <text:p text:style-name="P115">¿Quién desarrollará el sistema?</text:p>
      <text:p text:style-name="P116">¿Quién probará el sistema?</text:p>
      <text:p text:style-name="P117">¿Quién documentará el sistema?</text:p>
      <text:p text:style-name="P118">¿Quién dará soporte al sistema?</text:p>
      <text:p text:style-name="P119">¿Quién dará mantenimiento al sistema?</text:p>
      <text:p text:style-name="P120">¿Quién mercadeará, venderá, y/o distribuirá el sistema?</text:p>
      <text:p text:style-name="P121">¿Quién se beneficiará por el retorno de inversión del sistema?</text:p>
      <text:p text:style-name="P122">Como vemos, debe conocerse la opinión de todo aquél que de una u otra forma está involucrado con el sistema, ya sea directa o indirectamente.</text:p>
      <text:p text:style-name="P123">Definir los límites y restricciones del sistema: Este punto es importante pues debemos saber lo que se está construyendo, y lo que no se está construyendo, para así entender la estrategia del producto a corto y largo plazo. Debe determinarse cualquier restricción<text:s/><text:soft-page-break/>ambiental, presupuestaria, de tiempo, técnica y de factibilidad que limite el sistema que se va a construir.</text:p>
      <text:p text:style-name="P124">Evaluación y negociación de los requerimientos</text:p>
      <text:p text:style-name="P125">La diversa gama de fuentes de las cuales provienen los requerimientos, hacen necesaria una evaluación de los mismos antes de definir si son adecuados para el cliente. El término "adecuado" significa que ha sido percibido a un nivel aceptable de riesgo tomando en cuenta las factibilidades técnicas y económicas, a la vez que se buscan resultados completos, correctos y sin ambigüedades.</text:p>
      <text:p text:style-name="P126">En esta etapa se pretende limitar las expectativas del cliente apropiadamente, tomando como referencia los niveles de abstracción y descomposición de cada problema presentado.</text:p>
      <text:p text:style-name="P127">Los principales pasos de esta actividad son:</text:p>
      <text:p text:style-name="P128">Descubrir problemas potenciales: En este paso se asegura que todas las características descritas en el punto 1.1 estén presentes en cada uno de los requerimientos, es decir, se identifican aquellos requerimientos ambiguos, incompletos, inconsistentes, etc.</text:p>
      <text:p text:style-name="P129">Clasificar los requerimientos</text:p>
      <text:p text:style-name="P130">En este paso se busca identificar la importancia que tiene un requerimiento en términos de implementación. A esta característica se le conoce como prioridad y debe ser usada para establecer la secuencia en que ocurrirán las actividades de diseño y prueba de cada requisito. La prioridad de cada requerimiento dependerá de las necesidades que tenga el negocio.</text:p>
      <text:p text:style-name="P131">En base a la prioridad, cada requerimiento puede ser clasificados como mandatorio, deseables o innecesarios. Un requerimiento es mandatorio si afecta una operación crítica del negocio. Si existe algún proceso que se quiera incluir para mejorar los procesos actuales, estamos ante un requerimiento deseable; y si se trata de un requerimiento informativo o que puede esperar para fases posteriores, el requerimiento es catalogado como innecesario.</text:p>
      <text:p text:style-name="P132">Una vez hecha esta categorización de los requerimientos, puedo tomar como estrategia general el incluir los mandatorios, discutir los deseables y descartar los innecesarios. Antes de decidir la inclusión de un requerimiento, también debe analizarse su costo, complejidad, y una cantidad de otros factores. Por ejemplo, si un requerimiento fuera trivial de implementar, puede ser una buena idea incluirlo por más que éste sea sólo deseable.</text:p>
      <text:p text:style-name="P133">Evaluar factibilidades y riesgos: Involucra la evaluación de factibilidades técnicas (¿pueden implementarse los requerimientos con la tecnología actual?); factibilidades operacionales (¿puede ser el sistema utilizado sin alterar el organigrama actual?); factibilidades económicas (¿ha sido aprobado por los clientes el presupuesto?).</text:p>
      <text:p text:style-name="P134">En la actividad de evaluación y negociación, se incrementa la comunicación entre el equipo de desarrollo y los afectados. Para que los requerimientos puedan ser comunicados de manera efectiva, hay una serie de consideraciones que deben tenerse en cuenta; entre las principales tenemos:</text:p>
      <text:p text:style-name="P135">Documentar todos los requerimientos a un nivel de detalle apropiado.</text:p>
      <text:p text:style-name="P136">Mostrar todos los requerimientos a los involucrados en el sistema.</text:p>
      <text:p text:style-name="P137">Analizar el impacto que causen los cambios a requerimientos antes de aceptarlos.</text:p>
      <text:p text:style-name="P138">Establecer las relaciones entre requerimientos que indiquen dependencias.</text:p>
      <text:p text:style-name="P139">Negociar con flexibilidad para que exista un beneficio mutuo.</text:p>
      <text:p text:style-name="P140">Enfocarse en intereses y no en posiciones.</text:p>
      <text:p text:style-name="P141">Especificación de<text:s/>Requerimientos<text:s/>de Software (SRS)</text:p>
      <text:p text:style-name="P142">La especificación de requisitos de software es la actividad en la cual se genera el documento, con el mismo nombre, que contiene una descripción<text:s/>completa de las necesidades y funcionalidades del sistema que será desarrollado; describe el alcance del sistema y la forma en<text:s/><text:soft-page-break/>cómo<text:s/>hará sus funciones, definiendo los requerimientos funcionales y los no funcionales.</text:p>
      <text:p text:style-name="P143">En la SRS se definen todos los requerimientos de hardware y software, diagramas, modelos de sistemas y cualquier otra información que sirva de soporte y guía para fases posteriores.</text:p>
      <text:p text:style-name="P144">Es importante destacar que la especificación de requisitos es el resultado final de las actividades de análisis y evaluación de requerimientos; este documento resultante será utilizado como fuente básica de comunicación entre los clientes, usuarios finales, analistas de sistema, personal de pruebas, y todo aquel involucrado en la implementación del sistema.</text:p>
      <text:p text:style-name="P145">Los clientes y usuarios utilizan la SRS para comparar si lo que se está proponiendo, coincide con las necesidades de la empresa. Los analistas y programadores la utilizan para determinar el producto que debe desarrollarse. El personal de pruebas elaborará las pruebas funcionales y de sistemas en base a este documento. Para el administrador del proyecto sirve como referencia y control de la evolución del sistema.</text:p>
      <text:p text:style-name="P146">La SRS posee las mismas características de los requerimientos: completa, consistente, verificable, no ambigua, factible, modificable, rastreable, precisa, entre otras. Para que cada característica de la SRS sea considerada, cada uno de los requerimientos debe cumplirlas; por ejemplo, para que una SRS se considere verificable, cada requerimiento definido en ella debe ser verificable; para que una SRS se considere modificable, cada requerimiento debe ser modificable y así sucesivamente. Las características de la SRS son verificadas en la actividad de Validación, descrita en el punto 3.4.</text:p>
      <text:p text:style-name="P147">La estandarización de la SRS es fundamental pues ayudará, entre otras cosas, a facilitar la lectura y escritura de la misma. Será un documento familiar para todos los involucrados, además de asegurar que se cubren todos los tópicos importantes.</text:p>
      <text:p text:style-name="P148">Existen plantillas creadas para la SRS, sin embargo, cada uno tiene la potestad de crear su propia plantilla. En el anexo #1 se muestra una plantilla completa para la especificación de requisitos.</text:p>
      <text:p text:style-name="P149">Validación de Requisitos</text:p>
      <text:p text:style-name="P150">La validación es la actividad de la IR que permite demostrar que los requerimientos definidos en el sistema son los que realmente quiere el cliente; además revisa que no se haya omitido ninguno, que no sean ambiguos, inconsistentes o redundantes.</text:p>
      <text:p text:style-name="P151">En este punto es necesario recordar que la SRS debe estar libre de errores, por lo tanto, la validación garantiza que todos los requerimientos presentes en el documento de especificación sigan los estándares de calidad.</text:p>
      <text:p text:style-name="P152">No debe confundirse la actividad de evaluación de requerimientos con la validación de requerimientos. La evaluación verifica las propiedades de cada requerimiento, mientras que la validación revisa el cumplimiento de las características de la especificación de requisitos.</text:p>
      <text:p text:style-name="P153">Durante la actividad de validación pueden hacerse preguntas en base a cada una de las características que se desean revisar. A continuación se presentan varios ejemplos:</text:p>
      <text:p text:style-name="P154">¿Están incluidas todas las funciones requeridas por el cliente? (completa)</text:p>
      <text:p text:style-name="P155">¿Existen conflictos en los requerimientos? (consistencia)</text:p>
      <text:p text:style-name="P156">¿Tiene alguno de los requerimientos más de una interpretación? (no ambigua)</text:p>
      <text:p text:style-name="P157">¿Está cada requerimiento claramente representado? (entendible)</text:p>
      <text:p text:style-name="P158">¿Pueden los requerimientos ser implementados con la tecnología y el presupuesto disponible? (factible)</text:p>
      <text:p text:style-name="P159">¿Está la SRS escrita en un lenguaje apropiado? (clara)</text:p>
      <text:soft-page-break/>
      <text:p text:style-name="P160">¿Existe facilidad para hacer cambios en los requerimientos? (modificable)</text:p>
      <text:p text:style-name="P161">¿Está claramente definido el origen de cada requisito? (rastreable)</text:p>
      <text:p text:style-name="P162">¿Pueden los requerimientos ser sometidos a medidas cuantitativas? (verificable)</text:p>
      <text:p text:style-name="P163">La validación de requerimientos es importante pues de ella depende que no existan elevados costos de mantenimiento para el software desarrollado.</text:p>
      <text:p text:style-name="P164">Evolución de los requerimientos</text:p>
      <text:p text:style-name="P165">Los requerimientos son una manera de comprender mejor el desarrollo de las necesidades de los usuarios y cómo los objetivos de la organización pueden cambiar, por lo tanto, es esencial planear posibles cambios a los requerimientos cuando el sistema sea desarrollado y utilizado. La actividad de evolución es un proceso externo que ocurre a lo largo del ciclo de vida del proyecto.</text:p>
      <text:p text:style-name="P166">Los requerimientos cambian por diferentes razones. Las más frecuentes son:</text:p>
      <text:p text:style-name="P167">Porque al analizar el problema, no se hacen las preguntas correctas a las personas correctas.</text:p>
      <text:p text:style-name="P168">Porque cambió el problema que se estaba resolviendo.</text:p>
      <text:p text:style-name="P169">Porque los usuarios cambiaron su forma de pensar o sus percepciones.</text:p>
      <text:p text:style-name="P170">Porque cambió el ambiente de negocios.</text:p>
      <text:p text:style-name="P171">Porque cambió el mercado en el cual se desenvuelve el negocio.</text:p>
      <text:p text:style-name="P172">Cambios a los requisitos involucra modificar el tiempo en el que se va a implementar una característica en particular, modificación que a la vez puede tener impacto en otros requerimientos. Por esto, la administración de cambios involucra actividades como establecer políticas, guardar históricos de cada requerimiento, identificar dependencias entre ellos y mantener un control de versiones.</text:p>
      <text:p text:style-name="P173">Tener versiones de los requerimientos es tan importante como tener versiones del código, ya que evita tener requerimientos emparchados en un proyecto.</text:p>
      <text:p text:style-name="P174">Entre algunos de los beneficios que proporciona el control de versiones están:</text:p>
      <text:p text:style-name="P175">Prevenir cambios no autorizados.</text:p>
      <text:p text:style-name="P176">Guardar revisiones de los documentos de requerimientos.</text:p>
      <text:p text:style-name="P177">Recuperar versiones previas de los documentos.</text:p>
      <text:p text:style-name="P178">Administrar una estrategia de "releases".</text:p>
      <text:p text:style-name="P179">Prevenir la modificación simultánea a los requisitos.</text:p>
      <text:p text:style-name="P180">En vista que las peticiones de cambios provienen de muchas fuentes, las mismas deben ser enrutadas en un solo proceso. Esto se hace con la finalidad de evitar problemas y conseguir estabilidad en los requerimientos.</text:p>
      <text:p text:style-name="P181">Técnicas y herramientas utilizadas en la ingeniería de requerimientos</text:p>
      <text:p text:style-name="P182">Técnicas utilizadas en las actividades de IR</text:p>
      <text:p text:style-name="P183">Existen varias técnicas para la IR, sin embargo, en este documento se van a estudiar sólo algunas de ellas. Cada técnica puede aplicarse en una o más actividades de la IR; en la práctica, la técnica más apropiada para cada actividad dependerá del proyecto que esté desarrollándose.</text:p>
      <text:p text:style-name="P184">Este análisis de técnica vs<text:s/>actividad será discutido en el capítulo IV. Por el momento sólo mencionaremos en qué consiste cada técnica.</text:p>
      <text:p text:style-name="P185">Entrevistas y Cuestionarios</text:p>
      <text:p text:style-name="P186">Las entrevistas y cuestionarios se emplean para reunir información proveniente de personas o de grupos. Durante la entrevista, el analista conversa con el encuestado; el cuestionario consiste en una serie de preguntas relacionadas con varios aspectos de un sistema.</text:p>
      <text:p text:style-name="P187">Por lo común, los encuestados son usuarios de los sistemas existentes o usuarios en potencia del sistema propuesto. En algunos casos, son gerentes o empleados que proporcionan datos para el sistema propuesto o que serán afectados por él.</text:p>
      <text:soft-page-break/>
      <text:p text:style-name="P188">Las preguntas que deben realizarse en esta técnica, deben ser preguntas de alto nivel y abstractas que pueden realizarse al inicio del proyecto para obtener información sobre aspectos globales del problema del usuario y soluciones potenciales.</text:p>
      <text:p text:style-name="P189">Con frecuencia, se utilizan preguntas abiertas para descubrir sentimientos, opiniones y experiencias generales, o para explorar un proceso o problema. Este tipo de preguntas son siempre apropiadas, además que ayudan a entender la perspectiva del afectado y no están influenciadas por el conocimiento de la solución.</text:p>
      <text:p text:style-name="P190">Las preguntas pueden ser enfocadas a un elemento del sistema, tales como usuarios, procesos, etc. El siguiente ejemplo muestra algunos tipos de preguntas abiertas.</text:p>
      <text:p text:style-name="P191">Del Usuario</text:p>
      <text:p text:style-name="P192">¿Quién es el cliente?</text:p>
      <text:p text:style-name="P193">¿Quién es el usuario?</text:p>
      <text:p text:style-name="P194">¿Son sus necesidades diferentes?</text:p>
      <text:p text:style-name="P195">¿Cuáles son sus habilidades, capacidades, ambiente?</text:p>
      <text:p text:style-name="P196">Del Proceso</text:p>
      <text:p text:style-name="P197">¿Cuál es la razón por la que se quiere resolver este problema?</text:p>
      <text:p text:style-name="P198">¿Cuál es el valor de una solución exitosa?</text:p>
      <text:p text:style-name="P199">¿Cómo usted resuelve el problema actualmente?</text:p>
      <text:p text:style-name="P200">¿Qué retrasos ocurren o pueden ocurrir?</text:p>
      <text:p text:style-name="P201">Del Producto</text:p>
      <text:p text:style-name="P202">¿Qué problemas podría causar este producto en el negocio?</text:p>
      <text:p text:style-name="P203">¿En qué ambiente se usará el producto?</text:p>
      <text:p text:style-name="P204">¿Cuáles son sus expectativas para los conceptos fácil de usar, confiable, rendimiento?</text:p>
      <text:p text:style-name="P205">¿Qué obstáculos afectan la eficiencia del sistema?</text:p>
      <text:p text:style-name="P206">El éxito de esta técnica combinada, depende de la habilidad del entrevistador y de su preparación para la misma. Los analistas necesitan ser sensibles las dificultades que algunos entrevistados crean durante la entrevista y saber cómo tratar con problemas potenciales. Asimismo, necesitan considerar no sólo la información que adquieren a través del cuestionario y la entrevista, sino también, su significancia.</text:p>
      <text:p text:style-name="P207">Lluvia de Ideas (Brainstorm)</text:p>
      <text:p text:style-name="P208">Este método comenzó en el ámbito de las empresas, aplicándose a temas tan variados como la productividad, la necesidad de encontrar nuevas ideas y soluciones para los productos del mercado, encontrar nuevos métodos que desarrollen el pensamientocreativo a todos los niveles, etc. Pero pronto se extendió a otros ámbitos, incluyendo el mundo de desarrollo de sistemas; básicamente se busca que los involucrados en un proyecto desarrollen su creatividad, promoviendo la introducción de losprincipios creáticos.</text:p>
      <text:p text:style-name="P209">A esta técnica se le conoce también como torbellino de ideas, tormenta de ideas, desencadenamiento de ideas, movilización verbal, bombardeo de ideas, sacudidas de cerebros, promoción de ideas, tormenta cerebral, avalancha de ideas, tempestad en elcerebro y tempestad de ideas, entre otras.</text:p>
      <text:p text:style-name="P210">Principios de la lluvia de ideas</text:p>
      <text:p text:style-name="P211">Aplazar el juicio y no realizar críticas, hasta que no agoten las ideas, ya que actuaría como un inhibidor. Se ha de crear una atmósfera de trabajo en la que nadie se sienta amenazado.</text:p>
      <text:p text:style-name="P212">Cuantas más ideas se sugieren, mejores resultados se conseguirán: "la cantidad produce la calidad". Las mejores ideas aparecen tarde en el periodo de producción de ideas, será más fácil que encontremos las soluciones y tendremos más variedad sobre la que elegir.</text:p>
      <text:p text:style-name="P213">La producción de ideas en grupos puede ser más efectiva que la individual.</text:p>
      <text:soft-page-break/>
      <text:p text:style-name="P214">Tampoco debemos olvidar que durante las sesiones, las ideas de una persona, serán asociadas de manera distinta por cada miembro, y hará que aparezcan otras por contacto.</text:p>
      <text:p text:style-name="P215">El equipo en una lluvia de ideas debe estar formado por:</text:p>
      <text:p text:style-name="P216">El Director: es la figura principal y el encargado de dirigir la sesión. Debe ser un experto en pensamiento creador. Su función es formular claramente el problema y que todos se familiaricen con él. Cuando lo haga, debe estimular ideas y hacer que se rompa el hielo en el grupo. Es el encargado de que se cumplan las normas, no permitiendo las críticas. Debe permanecer callado e intervenir cuando se corte la afluencia de ideas, por lo que le será útil llevar ya un listado de ideas. Debe hacer que todos participen y den ideas. Además, es la persona que da concede la palabra y da por finalizada la sesión. Posteriormente, clasificará las ideas de la lista que le proporciona el secretario.<text:s/></text:p>
      <text:p text:style-name="P217">El secretario: registra por escrito las ideas según van surgiendo. Las enumera, las reproduce fielmente, las redacta y se asegura que todos están de acuerdo con lo escrito. Por último realizará una lista de ideas.<text:s/></text:p>
      <text:p text:style-name="P218">Los participantes: pueden ser habituales o invitados; cualquier involucrado en el proyecto entra en esta categoría. Su función es producir ideas. Conviene que entre ellos no<text:s/>haya<text:s/>diferencias jerárquicas.</text:p>
      <text:p text:style-name="P219">Las personas que componen el grupo deben estar motivadas para solucionar el problema, y con un ambiente que propicie la participación de todos. Todos pueden sentirse confiados y con la sensación de que pueden hablar sin que se produzcan críticas. Todas las ideas en principio deben tener el mismo valor, pues cualquiera de ellas puede ser la clave para la solución. Es necesario prestar mucha atención a las frases que pueden coartar la producción de ideas. Además durante la celebración no deben asistir espectadores.</text:p>
      <text:p text:style-name="P220">Debemos evitar todos los bloqueos que paralizan la ideación: como son nuestros hábitos o ideas preconcebidas, el desánimo o falta de confianza en si mismo, el temor y la timidez.</text:p>
      <text:p text:style-name="P221">Las fases de aplicación en el Brainstorm son:</text:p>
      <text:p text:style-name="P222">Descubrir hechos</text:p>
      <text:p text:style-name="P223">Al menos con un día de antelación, el director comunica por escrito a los miembros del grupo sobre los temas a tratar. El director explica los principios de la Tormenta de ideas e insiste en la importancia de tenerlos en cuenta. La sesión comienza con una ambientación de unos 10 minutos, tratando un tema sencillo y no comprometido. Es una fase especialmente importante para los miembros sin experiencia. Se determina el problema, delimitándolo, precisándolo y clarificándolo. A continuación se plantea el problema, recogiendo las experiencias que se poseen o consultando documentación. Cuando es complejo, conviene dividirlo en partes. Aquí es importante la utilización del análisis, desmenuzando el problema en pequeñas partes para conectar lo nuevo y lo desconocido.</text:p>
      <text:p text:style-name="P224">Producir ideas (es la fase de tormenta de ideas propiamente dicha)</text:p>
      <text:p text:style-name="P225">Se van aplicando alternativas. Se busca producir una gran cantidad de ideas, aplicando los principios que hemos visto. Además, es útil cuando se ha trabajado mucho, alejarse del problema, pues es un buen momento para que se produzcan asociaciones. Muchas de las nuevas ideas serán ideas antiguas, mejoradas o combinadas con varias ya conocidas.</text:p>
      <text:p text:style-name="P226">Al final de la reunión, el director da las gracias a los asistentes y les ruega que no abandonen el problema, ya que al día siguiente se le pedirá una lista de ideas que les puedan haber surgido. Se incorporan las ideas surgidas después de la reunión.</text:p>
      <text:p text:style-name="P227">Descubrir soluciones</text:p>
      <text:p text:style-name="P228">Se elabora una lista definitiva de ideas, para seleccionar las más interesantes. <text:s/>La selección se realiza desechando las ideas que no<text:s/><text:soft-page-break/>tienen valor y se estudia si son válidas las que se consideran interesantes. Lo mejor es establecer una lista de criterios de conveniencia para cada idea. Se seleccionan las ideas más útiles y si es necesario se ponderarán. Pueden realizarlo los mismos miembros del grupo o crear otros para esta tarea; la clasificación debe hacerse por categorías (tarea que corresponde al director). Se presentan las ideas de forma atractiva, haciendo uso de soportes visuales.<text:s/></text:p>
      <text:p text:style-name="P229">Prototipos</text:p>
      <text:p text:style-name="P230">Los prototipos permiten al desarrollador crear un modelo del software que debe ser construido.</text:p>
      <text:p text:style-name="P231">Al igual que todos los enfoques al proceso de desarrollo del software, el prototipado comienza con la captura de requerimientos. Desarrolladores y clientes se reúnen y definen los objetivos globales del software, identifican todos los requerimientos que son conocidos, y señalan áreas en las que será necesaria la profundización en las definiciones. Luego de esto, tiene lugar un "diseño rápido". El diseño rápido se centra en una representación de aquellos aspectos del software que serán visibles al usuario (por ejemplo, entradas y formatos de las salidas). El diseño rápido lleva a la construcción de un prototipo. El prototipo es evaluado por el cliente y el usuario y utilizado para refinar los requerimientos del software a ser desarrollado. Un proceso de iteración tiene lugar a medida que el prototipo es "puesto a punto" para satisfacer las necesidades del cliente y permitiendo al mismo tiempo una mejor comprensión del problema por parte del desarrollador.</text:p>
      <text:p text:style-name="P232">Existen principalmente dos tipos de prototipos:</text:p>
      <text:p text:style-name="P233">Prototipo rápido (o concept prototipe): El prototipado rápido es un mecanismo para lograr la validación pre-compromiso. Se utiliza para validar requerimientos en una etapa previa al diseño específico. En este sentido, el prototipo puede ser visto como una aceptación tácita de que los requerimientos no son totalmente conocidos o entendidos antes del diseño y la implementación. El prototipo rápido puede ser usado como un medio para explorar nuevos requerimientos y así ayudar a "controlar" su constante evolución.</text:p>
      <text:p text:style-name="P234">Prototipo evolutivo: Desde una perspectiva diferente, todo el ciclo de vida de un producto puede ser visto como una serie incremental de detallados prototipos acumulativos. Tradicionalmente, el ciclo de vida está dividido en dos fases distintas: desarrollo y mantenimiento. La experiencia ha demostrado que esta distinción es arbitraria y va en contra de la realidad ya que la mayor parte del costo del software ocurre después de que el producto se ha entregado. El punto de vista evolutivo del ciclo de vida del software considera a la primera entrega como un prototipo inicial en el campo. Modificaciones y mejoras subsecuentes resultan en nuevas entregas de prototipos más maduros. Este proceso continúa hasta que se haya desarrollado el producto final. La adopción de esta óptica elimina la distinción arbitraria entre desarrollo y mantenimiento, resultando en un importante cambio de mentalidad que afecta las estrategias para la estimación de costos, enfoques de desarrollo y adquisición de productos.</text:p>
      <text:p text:style-name="P235">Proceso de Análisis Jerárquico (AHP)</text:p>
      <text:p text:style-name="P236">Esta técnica tiene por objetivo resolver problemas cuantitativos, para facilitar el pensamiento analítico y las métricas. Consiste en una serie de pasos a saber:</text:p>
      <text:p text:style-name="P237">Encontrar los requerimientos que van a ser priorizados.</text:p>
      <text:p text:style-name="P238">Combinar los requerimientos en las filas y columnas de la matriz n x n de AHP.</text:p>
      <text:p text:style-name="P239">Hacer algunas comparaciones de los requerimientos en la matriz</text:p>
      <text:p text:style-name="P240">Sumar las columnas</text:p>
      <text:p text:style-name="P241">Normalizar la suma de las filas</text:p>
      <text:p text:style-name="P242">Calcular los promedios</text:p>
      <text:soft-page-break/>
      <text:p text:style-name="P243"><text:span text:style-name="T244">Estos pasos pueden aplicarse fácilmente a una cantidad pequeña de requerimientos, sin embargo, para un volumen grande, esta técnica no es la más adecu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úmerodelínea" style:display-name="Número de línea"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VA</meta:initial-creator>
    <dc:creator>EVA</dc:creator>
    <meta:creation-date>2016-06-30T13:49:00Z</meta:creation-date>
    <dc:date>2016-06-30T13:49:00Z</dc:date>
    <meta:template xlink:href="Normal.dotm" xlink:type="simple"/>
    <meta:editing-cycles>2</meta:editing-cycles>
    <meta:editing-duration>PT0S</meta:editing-duration>
    <meta:document-statistic meta:page-count="13" meta:paragraph-count="83" meta:word-count="6405" meta:character-count="41552" meta:row-count="293" meta:non-whitespace-character-count="35230"/>
  </office:meta>
</office:document-meta>
</file>